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AEC4BF85D1F908D2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1" svg:font-family="LiberationSerif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Serif" svg:font-family="LiberationSerif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8.152cm"/>
      <style:paragraph-properties style:writing-mode="lr-tb"/>
    </style:style>
    <style:style style:name="pr6" style:family="presentation" style:parent-style-name="BrightBlue-subtitle" style:list-style-name="L1">
      <style:graphic-properties draw:fill-color="#ffffff" draw:textarea-vertical-align="top" fo:min-height="8.82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loext:graphic-properties draw:fill-color="#ffffff"/>
      <style:paragraph-properties fo:text-align="start" style:writing-mode="lr-tb"/>
      <style:text-properties style:font-name="Arial2" fo:font-size="16pt" style:font-size-asian="16pt" style:font-size-complex="16pt"/>
    </style:style>
    <style:style style:name="P10" style:family="paragraph">
      <style:paragraph-properties fo:margin-left="0cm" fo:margin-right="0cm" fo:text-align="start" fo:text-indent="0cm"/>
      <style:text-properties fo:font-size="16pt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2" fo:font-size="16pt" style:font-size-asian="16pt" style:font-size-complex="16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2" fo:font-size="16pt" style:font-name-asian="LiberationSerif1" style:font-size-asian="16pt" style:font-name-complex="LiberationSerif1" style:font-size-complex="16pt"/>
    </style:style>
    <style:style style:name="T6" style:family="text">
      <style:text-properties style:font-name="Arial2" fo:font-size="16pt" fo:font-weight="bold" style:font-name-asian="LiberationSerif1" style:font-size-asian="16pt" style:font-weight-asian="bold" style:font-name-complex="LiberationSerif1" style:font-size-complex="16pt" style:font-weight-complex="bold"/>
    </style:style>
    <style:style style:name="T7" style:family="text">
      <style:text-properties style:font-name="Arial2" fo:font-size="18pt" fo:font-weight="bold" style:font-name-asian="LiberationSerif1" style:font-size-asian="18pt" style:font-weight-asian="bold" style:font-name-complex="LiberationSerif1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0/5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8.152cm" svg:x="1.4cm" svg:y="3.8cm" presentation:class="subtitle" presentation:user-transformed="true">
          <draw:text-box>
            <text:p text:style-name="P1"><text:span text:style-name="T4">Assignment 4</text:span></text:p>
            <text:p text:style-name="P7"><text:span text:style-name="T5">Finish the provided specification for the HugeInt class. </text:span></text:p>
            <text:p text:style-name="P7"><text:span text:style-name="T5"/></text:p>
            <text:p text:style-name="P7"><text:span text:style-name="T5">Additionally create a driver to demonstrate the features of the HugeInt class. </text:span></text:p>
            <text:p text:style-name="P7"><text:span text:style-name="T5"/></text:p>
            <text:p text:style-name="P7"><text:span text:style-name="T5">The driver will create several HugeInt objects, update the values, perform addition, perform comparisons, and display values.</text:span></text:p>
            <text:p text:style-name="P7"><text:span text:style-name="T5"/></text:p>
            <text:p text:style-name="P7"><text:span text:style-name="T6">Start early!!!!</text:span></text:p>
            <text:p text:style-name="P8"><text:span text:style-name="T6">Due 10/12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2.824cm" svg:height="8.827cm" svg:x="1.4cm" svg:y="3.8cm" presentation:class="subtitle" presentation:user-transformed="true">
          <draw:text-box>
            <text:p text:style-name="P10"><text:span text:style-name="T7">Chapter 7: </text:span></text:p>
            <text:p text:style-name="P10"><text:span text:style-name="T7">Recursion</text:span></text:p>
            <text:p text:style-name="P10"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1" svg:font-family="LiberationSerif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Serif" svg:font-family="LiberationSerif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AEC4BF85D1F908D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14M7S</meta:editing-duration>
    <meta:editing-cycles>51</meta:editing-cycles>
    <meta:generator>LibreOffice/7.0.1.2$Windows_X86_64 LibreOffice_project/7cbcfc562f6eb6708b5ff7d7397325de9e764452</meta:generator>
    <dc:title>Bright Blue</dc:title>
    <dc:date>2021-10-05T09:56:15.788000000</dc:date>
    <meta:document-statistic meta:object-count="39"/>
  </office:meta>
</office:document-meta>
</file>